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16726b" officeooo:paragraph-rsid="06064660"/>
    </style:style>
    <style:style style:name="P5" style:family="paragraph" style:parent-style-name="Text_20_body">
      <style:text-properties officeooo:rsid="051857fb" officeooo:paragraph-rsid="06064660"/>
    </style:style>
    <style:style style:name="P6" style:family="paragraph" style:parent-style-name="Text_20_body">
      <style:text-properties officeooo:rsid="05a5313d" officeooo:paragraph-rsid="060e01c3"/>
    </style:style>
    <style:style style:name="P7" style:family="paragraph" style:parent-style-name="Text_20_body">
      <style:text-properties officeooo:paragraph-rsid="060e01c3"/>
    </style:style>
    <style:style style:name="P8" style:family="paragraph" style:parent-style-name="Text_20_body">
      <style:text-properties officeooo:rsid="05c4dfb6" officeooo:paragraph-rsid="060f2395"/>
    </style:style>
    <style:style style:name="P9" style:family="paragraph" style:parent-style-name="Text_20_body">
      <style:text-properties officeooo:paragraph-rsid="060f2395"/>
    </style:style>
    <style:style style:name="P10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11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12" style:family="paragraph" style:parent-style-name="Text_20_body">
      <style:paragraph-properties fo:margin-top="0in" fo:margin-bottom="0.0181in" style:contextual-spacing="false"/>
      <style:text-properties style:font-name="David CLM" fo:language="en" fo:country="US" style:text-underline-style="none" fo:font-weight="normal" officeooo:rsid="06007ef7" officeooo:paragraph-rsid="05707a8f" style:font-weight-asian="normal" style:font-name-complex="David CLM" style:font-weight-complex="normal"/>
    </style:style>
    <style:style style:name="P13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14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064660" style:font-weight-asian="normal" style:font-name-complex="David CLM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d32eff" officeooo:paragraph-rsid="060e01c3"/>
    </style:style>
    <style:style style:name="P17" style:family="paragraph" style:parent-style-name="Heading_20_2">
      <style:paragraph-properties fo:line-height="100%"/>
      <style:text-properties officeooo:paragraph-rsid="05e25695"/>
    </style:style>
    <style:style style:name="P18" style:family="paragraph" style:parent-style-name="Heading_20_2">
      <style:paragraph-properties fo:line-height="100%"/>
      <style:text-properties officeooo:paragraph-rsid="05e579c1"/>
    </style:style>
    <style:style style:name="P19" style:family="paragraph" style:parent-style-name="Heading_20_2">
      <style:text-properties officeooo:paragraph-rsid="05daeaff"/>
    </style:style>
    <style:style style:name="P20" style:family="paragraph" style:parent-style-name="Heading_20_2">
      <style:text-properties officeooo:paragraph-rsid="06064660"/>
    </style:style>
    <style:style style:name="P21" style:family="paragraph" style:parent-style-name="Heading_20_2">
      <style:text-properties officeooo:paragraph-rsid="060e01c3"/>
    </style:style>
    <style:style style:name="P22" style:family="paragraph" style:parent-style-name="Heading_20_2">
      <style:text-properties officeooo:paragraph-rsid="060f2395"/>
    </style:style>
    <style:style style:name="P23" style:family="paragraph" style:parent-style-name="Standard">
      <style:text-properties fo:language="en" fo:country="US" officeooo:rsid="05e38a4d" officeooo:paragraph-rsid="05e38a4d"/>
    </style:style>
    <style:style style:name="P24" style:family="paragraph" style:parent-style-name="Standard">
      <style:text-properties officeooo:rsid="05e38a4d" officeooo:paragraph-rsid="05e38a4d"/>
    </style:style>
    <style:style style:name="P25" style:family="paragraph" style:parent-style-name="Standard">
      <style:text-properties officeooo:paragraph-rsid="05e38a4d"/>
    </style:style>
    <style:style style:name="P26" style:family="paragraph" style:parent-style-name="Standard">
      <style:text-properties officeooo:paragraph-rsid="05ea1f2c"/>
    </style:style>
    <style:style style:name="P27" style:family="paragraph" style:parent-style-name="Standard">
      <style:text-properties officeooo:paragraph-rsid="05f66f96"/>
    </style:style>
    <style:style style:name="P28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6064660"/>
    </style:style>
    <style:style style:name="P29" style:family="paragraph" style:parent-style-name="Text_20_body">
      <style:paragraph-properties fo:line-height="100%" fo:text-align="end" style:justify-single-word="false" style:writing-mode="rl-tb"/>
      <style:text-properties officeooo:rsid="06007ef7" officeooo:paragraph-rsid="060e01c3"/>
    </style:style>
    <style:style style:name="P30" style:family="paragraph" style:parent-style-name="Heading_20_2">
      <style:text-properties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31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13f8ba" officeooo:paragraph-rsid="0613f8ba" style:font-weight-asian="normal" style:font-name-complex="David CLM" style:font-weight-complex="normal"/>
    </style:style>
    <style:style style:name="P32" style:family="paragraph" style:parent-style-name="Heading_20_1">
      <style:paragraph-properties fo:line-height="100%"/>
      <style:text-properties officeooo:paragraph-rsid="04af6545"/>
    </style:style>
    <style:style style:name="P33" style:family="paragraph" style:parent-style-name="Text_20_body">
      <style:text-properties style:text-line-through-style="solid" style:text-line-through-type="single" officeooo:rsid="051857fb" officeooo:paragraph-rsid="06064660"/>
    </style:style>
    <style:style style:name="P34" style:family="paragraph" style:parent-style-name="Text_20_body" style:list-style-name="L1">
      <style:paragraph-properties fo:margin-top="0in" fo:margin-bottom="0in" style:contextual-spacing="false"/>
      <style:text-properties officeooo:rsid="05707a8f" officeooo:paragraph-rsid="05707a8f"/>
    </style:style>
    <style:style style:name="P35" style:family="paragraph" style:parent-style-name="Text_20_body" style:list-style-name="L1">
      <style:paragraph-properties fo:margin-top="0in" fo:margin-bottom="0.0181in" style:contextual-spacing="false"/>
      <style:text-properties officeooo:rsid="05707a8f" officeooo:paragraph-rsid="05707a8f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6120dab" officeooo:paragraph-rsid="06064660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6120dab" officeooo:paragraph-rsid="06120dab"/>
    </style:style>
    <style:style style:name="P38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120dab" style:font-style-asian="italic" style:font-style-complex="italic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c8440b" style:font-style-asian="italic" style:font-style-complex="italic"/>
    </style:style>
    <style:style style:name="T6" style:family="text">
      <style:text-properties fo:font-style="italic" officeooo:rsid="051fec76" style:font-style-asian="italic" style:font-style-complex="italic"/>
    </style:style>
    <style:style style:name="T7" style:family="text">
      <style:text-properties officeooo:rsid="05139ee2"/>
    </style:style>
    <style:style style:name="T8" style:family="text">
      <style:text-properties officeooo:rsid="05a1cfed"/>
    </style:style>
    <style:style style:name="T9" style:family="text">
      <style:text-properties officeooo:rsid="05a5313d"/>
    </style:style>
    <style:style style:name="T10" style:family="text">
      <style:text-properties officeooo:rsid="05bff72a"/>
    </style:style>
    <style:style style:name="T11" style:family="text">
      <style:text-properties officeooo:rsid="05c2e3e8"/>
    </style:style>
    <style:style style:name="T12" style:family="text">
      <style:text-properties officeooo:rsid="05c4120a"/>
    </style:style>
    <style:style style:name="T13" style:family="text">
      <style:text-properties officeooo:rsid="05c725fd"/>
    </style:style>
    <style:style style:name="T14" style:family="text">
      <style:text-properties officeooo:rsid="05c8440b"/>
    </style:style>
    <style:style style:name="T15" style:family="text">
      <style:text-properties officeooo:rsid="05c8ef1f"/>
    </style:style>
    <style:style style:name="T16" style:family="text">
      <style:text-properties officeooo:rsid="05d1d0e9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5139ee2" style:font-size-asian="8pt" style:font-size-complex="8pt"/>
    </style:style>
    <style:style style:name="T19" style:family="text">
      <style:text-properties officeooo:rsid="05d32eff"/>
    </style:style>
    <style:style style:name="T20" style:family="text">
      <style:text-properties style:font-name="Monospace" officeooo:rsid="05d848fb" style:font-size-asian="10.5pt" style:font-name-complex="David CLM1" style:font-weight-complex="normal"/>
    </style:style>
    <style:style style:name="T21" style:family="text">
      <style:text-properties style:font-name="Monospace" officeooo:rsid="05dee598" style:font-size-asian="10.5pt" style:font-name-complex="David CLM1" style:font-weight-complex="normal"/>
    </style:style>
    <style:style style:name="T22" style:family="text">
      <style:text-properties style:font-name="Monospace" officeooo:rsid="05e8dc9f" style:font-size-asian="10.5pt" style:font-name-complex="David CLM1" style:font-weight-complex="normal"/>
    </style:style>
    <style:style style:name="T23" style:family="text">
      <style:text-properties style:font-name="Monospace" officeooo:rsid="05ec2159" style:font-size-asian="10.5pt" style:font-name-complex="David CLM1" style:font-weight-complex="normal"/>
    </style:style>
    <style:style style:name="T24" style:family="text">
      <style:text-properties style:font-name="Monospace" officeooo:rsid="05eeff6a" style:font-size-asian="10.5pt" style:font-name-complex="David CLM1" style:font-weight-complex="normal"/>
    </style:style>
    <style:style style:name="T25" style:family="text">
      <style:text-properties style:font-name="Monospace" officeooo:rsid="05ef12cf" style:font-size-asian="10.5pt" style:font-name-complex="David CLM1" style:font-weight-complex="normal"/>
    </style:style>
    <style:style style:name="T26" style:family="text">
      <style:text-properties style:font-name="Monospace" officeooo:rsid="05f0cd0c" style:font-size-asian="10.5pt" style:font-name-complex="David CLM1" style:font-weight-complex="normal"/>
    </style:style>
    <style:style style:name="T27" style:family="text">
      <style:text-properties style:font-name="Monospace" officeooo:rsid="05f66f96" style:font-size-asian="10.5pt" style:font-name-complex="David CLM1" style:font-weight-complex="normal"/>
    </style:style>
    <style:style style:name="T28" style:family="text">
      <style:text-properties style:font-name="Monospace" officeooo:rsid="06098661" style:font-size-asian="10.5pt" style:font-name-complex="David CLM1" style:font-weight-complex="normal"/>
    </style:style>
    <style:style style:name="T29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30" style:family="text">
      <style:text-properties officeooo:rsid="04af6545"/>
    </style:style>
    <style:style style:name="T31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32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3" style:family="text">
      <style:text-properties fo:color="#000000" loext:opacity="100%" style:font-name="Monospace" fo:font-size="12pt" fo:font-style="normal" fo:font-weight="normal" officeooo:rsid="05e2a6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4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5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officeooo:rsid="05bfa8bb"/>
    </style:style>
    <style:style style:name="T37" style:family="text">
      <style:text-properties officeooo:rsid="05db7b22"/>
    </style:style>
    <style:style style:name="T38" style:family="text">
      <style:text-properties officeooo:rsid="05707a8f"/>
    </style:style>
    <style:style style:name="T39" style:family="text">
      <style:text-properties officeooo:rsid="059ef6f6"/>
    </style:style>
    <style:style style:name="T40" style:family="text">
      <style:text-properties officeooo:rsid="05e2a644"/>
    </style:style>
    <style:style style:name="T41" style:family="text">
      <style:text-properties officeooo:rsid="05e38a4d"/>
    </style:style>
    <style:style style:name="T42" style:family="text">
      <style:text-properties officeooo:rsid="05e579c1"/>
    </style:style>
    <style:style style:name="T43" style:family="text">
      <style:text-properties fo:language="en" fo:country="US" officeooo:rsid="060e01c3"/>
    </style:style>
    <style:style style:name="T44" style:family="text">
      <style:text-properties officeooo:rsid="05ea1f2c"/>
    </style:style>
    <style:style style:name="T45" style:family="text">
      <style:text-properties officeooo:rsid="05eb9d80"/>
    </style:style>
    <style:style style:name="T46" style:family="text">
      <style:text-properties officeooo:rsid="05ed9798"/>
    </style:style>
    <style:style style:name="T47" style:family="text">
      <style:text-properties officeooo:rsid="05ef12cf"/>
    </style:style>
    <style:style style:name="T48" style:family="text">
      <style:text-properties officeooo:rsid="05f0cd0c"/>
    </style:style>
    <style:style style:name="T49" style:family="text">
      <style:text-properties officeooo:rsid="05f51ff9"/>
    </style:style>
    <style:style style:name="T50" style:family="text">
      <style:text-properties officeooo:rsid="05f66f96"/>
    </style:style>
    <style:style style:name="T51" style:family="text">
      <style:text-properties officeooo:rsid="05180aee"/>
    </style:style>
    <style:style style:name="T52" style:family="text">
      <style:text-properties officeooo:rsid="051fec76"/>
    </style:style>
    <style:style style:name="T53" style:family="text">
      <style:text-properties officeooo:rsid="0518a5f0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style="italic" style:font-style-asian="italic" style:font-style-complex="italic"/>
    </style:style>
    <style:style style:name="T56" style:family="text">
      <style:text-properties style:text-position="sub 58%" fo:font-style="italic" officeooo:rsid="051fec76" style:font-style-asian="italic" style:font-style-complex="italic"/>
    </style:style>
    <style:style style:name="T57" style:family="text">
      <style:text-properties style:text-position="sub 58%" officeooo:rsid="051fec76"/>
    </style:style>
    <style:style style:name="T58" style:family="text">
      <style:text-properties style:text-position="sub 58%" officeooo:rsid="052623dc"/>
    </style:style>
    <style:style style:name="T59" style:family="text">
      <style:text-properties style:text-position="sub 58%" fo:language="en" fo:country="US" officeooo:rsid="06120dab"/>
    </style:style>
    <style:style style:name="T60" style:family="text">
      <style:text-properties style:text-position="0% 100%"/>
    </style:style>
    <style:style style:name="T61" style:family="text">
      <style:text-properties style:text-position="0% 100%" officeooo:rsid="0518a5f0"/>
    </style:style>
    <style:style style:name="T62" style:family="text">
      <style:text-properties style:text-position="0% 100%" fo:font-style="italic" style:font-style-asian="italic" style:font-style-complex="italic"/>
    </style:style>
    <style:style style:name="T63" style:family="text">
      <style:text-properties style:text-position="0% 100%" officeooo:rsid="052623dc"/>
    </style:style>
    <style:style style:name="T64" style:family="text">
      <style:text-properties style:text-position="0% 100%" officeooo:rsid="0526c858"/>
    </style:style>
    <style:style style:name="T65" style:family="text">
      <style:text-properties style:text-position="0% 100%" officeooo:rsid="051fec76"/>
    </style:style>
    <style:style style:name="T66" style:family="text">
      <style:text-properties style:text-position="0% 100%" officeooo:rsid="05961008"/>
    </style:style>
    <style:style style:name="T67" style:family="text">
      <style:text-properties style:text-position="0% 100%" officeooo:rsid="06120dab"/>
    </style:style>
    <style:style style:name="T68" style:family="text">
      <style:text-properties style:text-position="0% 100%" fo:language="en" fo:country="US"/>
    </style:style>
    <style:style style:name="T69" style:family="text">
      <style:text-properties style:text-position="0% 100%" fo:language="en" fo:country="US" officeooo:rsid="06120dab"/>
    </style:style>
    <style:style style:name="T70" style:family="text">
      <style:text-properties officeooo:rsid="0595a984"/>
    </style:style>
    <style:style style:name="T71" style:family="text">
      <style:text-properties officeooo:rsid="0604d8db"/>
    </style:style>
    <style:style style:name="T72" style:family="text">
      <style:text-properties officeooo:rsid="06064660"/>
    </style:style>
    <style:style style:name="T73" style:family="text">
      <style:text-properties officeooo:rsid="060e01c3"/>
    </style:style>
    <style:style style:name="T74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75" style:family="text">
      <style:text-properties style:font-name="David CLM" style:text-underline-style="none" fo:font-weight="normal" officeooo:rsid="060e01c3" style:font-weight-asian="normal" style:font-name-complex="David CLM" style:font-weight-complex="normal"/>
    </style:style>
    <style:style style:name="T76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77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78" style:family="text">
      <style:text-properties officeooo:rsid="060f239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2">מטלה</text:span><text:span text:style-name="T30"> </text:span><text:span text:style-name="T3">- אלגוריתמים </text:span><text:span text:style-name="T31">מגלי-אמת</text:span></text:h>
      <text:p text:style-name="P3">יש לענות על שאלה אחת לבחירתכם. <text:span text:style-name="T71">שאלות המסומנות בכוכבית * <text:s/>מזכות בניקוד כפול.</text:span></text:p>
      <text:p text:style-name="P13"/>
      <text:p text:style-name="P21">* שאלה <text:span text:style-name="T43">1</text:span><text:span text:style-name="T13">:</text:span> <text:span text:style-name="T9">תיכנות – אלגוריתם </text:span><text:span text:style-name="T35">מגלה-אמת</text:span><text:span text:style-name="T9"> למציאת מסלול קל ביותר</text:span></text:p>
      <text:p text:style-name="P6"><text:span text:style-name="T73">א. </text:span>כיתבו פונקציה בפייתון, המקבלת גרף ממושקל ושני צמתים, מוצאת את המסלול <text:span text:style-name="T19">הזול </text:span>ביותר בין שני הצמתים, ומדפיסה כמה כסף צריכה לקבל כל קשת במסלול זה, בהתאם לאלגוריתם VCG:</text:p>
      <text:p text:style-name="P16">def vcg_cheapest_path(graph, source, target): ...</text:p>
      <text:p text:style-name="P7"><text:span text:style-name="T9">לצורך חישוב המסלול הקל ביותר, </text:span><text:span text:style-name="T29">השתמשו </text:span><text:span text:style-name="T9">בספרי</text:span><text:span text:style-name="T16">ה</text:span><text:span text:style-name="T9"> networkx:</text:span></text:p>
      <text:p text:style-name="P6"><text:a xlink:type="simple" xlink:href="https://networkx.github.io/documentation/stable/reference/algorithms/shortest_paths.html" text:style-name="Internet_20_link" text:visited-style-name="Visited_20_Internet_20_Link"><text:span text:style-name="T17">https://networkx.github.io/documentation/stable/reference/algorithms/shortest_paths.html</text:span></text:a><text:span text:style-name="T17"> <text:s/></text:span></text:p>
      <text:p text:style-name="P29"><text:span text:style-name="T75">ב. </text:span><text:span text:style-name="T74">כתבו בדיקות-יחידה לפונקציה שלכם בעזרת </text:span><text:span text:style-name="T76">doctest</text:span><text:span text:style-name="T77">.</text:span></text:p>
      <text:p text:style-name="P30"/>
      <text:p text:style-name="P17"><text:span text:style-name="T39">שאלה</text:span><text:span text:style-name="T1"> </text:span><text:span text:style-name="T32">2</text:span><text:span text:style-name="T39">: </text:span><text:span text:style-name="T32">מכרז </text:span><text:span text:style-name="T33">הדור החמישי</text:span></text:p>
      <text:p text:style-name="P23">בקישור זה</text:p>
      <text:p text:style-name="P26"><text:a xlink:type="simple" xlink:href="https://www.globes.co.il/news/article.aspx?did=1001312898" text:style-name="Internet_20_link" text:visited-style-name="Visited_20_Internet_20_Link"><text:span text:style-name="T40">https://www.globes.co.il/news/article.aspx?did=1001312898</text:span></text:a><text:span text:style-name="T40"> </text:span><text:span text:style-name="T44">(גלובס </text:span><text:bookmark text:name="articleTimeStamp"/>29.12.2019<text:span text:style-name="T44">) <text:s/></text:span><text:span text:style-name="T41">מתואר ויכוח בין משרד התקשורת לבין חברות הסלולר בעניין מכרז הדור החמישי.</text:span></text:p>
      <text:p text:style-name="P24"/>
      <text:p text:style-name="P25"><text:span text:style-name="T41">א. משרד התקשורת </text:span><text:span text:style-name="T23">מביא כמה טענות לטובת המכרז</text:span><text:span text:style-name="T41">. הסבירו את </text:span><text:span text:style-name="T23">הטענות </text:span><text:span text:style-name="T41">(הסבירו גם </text:span><text:span text:style-name="T45">את </text:span><text:span text:style-name="T41">המושג "מכרז קומבינטורי" </text:span><text:span text:style-name="T45">הנזכר </text:span><text:span text:style-name="T49">שם</text:span><text:span text:style-name="T41">).</text:span></text:p>
      <text:p text:style-name="P24"/>
      <text:p text:style-name="P27"><text:span text:style-name="T41">ב. חברות הסלולר טוענות שהמכרז אינו מגלה-אמת. הסבירו איך הטענה מסתדרת עם מה שלמדנו בשיעור – </text:span><text:span text:style-name="T42">איזו הנחה מהמודל שלנו הם לא מקבלים? מצאו דוגמה מספרית המראה </text:span><text:span text:style-name="T50">ש</text:span><text:span text:style-name="T42">המכרז אכן </text:span><text:span text:style-name="T28">אינו</text:span><text:span text:style-name="T42"> </text:span><text:span text:style-name="T22">מגלה-אמת </text:span><text:span text:style-name="T27">במצב זה</text:span><text:span text:style-name="T42">.</text:span></text:p>
      <text:p text:style-name="P24"/>
      <text:p text:style-name="P18"/>
      <text:p text:style-name="P22"><text:span text:style-name="T8">שאלה </text:span><text:span text:style-name="T78">3</text:span><text:span text:style-name="T8">: </text:span><text:span text:style-name="T34">מכרזים לא-מגלי-אמת</text:span></text:p>
      <text:p text:style-name="P9"><text:span text:style-name="T46">בהרצאה, מפאת אילוצי זמן, אנחנו לומדים רק את התשובה ה"נכונה" לכל בעיה, ולא את כל התשובות ה"לא נכונות" שאנשים מצאו בדרך. </text:span><text:span text:style-name="T24">מטרת השאלה הנוכחית היא לבדוק כמה תשובות "לא נכונות".</text:span></text:p>
      <text:p text:style-name="P9"><text:span text:style-name="T25">א</text:span><text:span text:style-name="T36">. </text:span><text:span text:style-name="T14">הצעד הראשון במכרז VCG הוא מציאת האפשרות הממקסמת את </text:span><text:span text:style-name="T5">סכום </text:span><text:span text:style-name="T14">ערכי המשתתפים. </text:span><text:span text:style-name="T47">הראו, שאם </text:span><text:span text:style-name="T25">במקום זה </text:span><text:span text:style-name="T14">מוצאים את האפשרות הממקסמת את </text:span><text:span text:style-name="T5">מכפלת </text:span><text:span text:style-name="T14">ערכי המשתתפים – המכרז </text:span><text:span text:style-name="T25">אינו </text:span><text:span text:style-name="T20">מגלה-אמת.</text:span></text:p>
      <text:p text:style-name="P9"><text:span text:style-name="T26">ב</text:span><text:span text:style-name="T15">. במכרז VCG, </text:span><text:span text:style-name="T26">תשלומי השחקנים נמסרים למנהל-המכרז. הראו, שאם תשלומי השחקנים מחולקים </text:span><text:span text:style-name="T15">שווה בשווה בין המשתתפים – המכרז </text:span><text:span text:style-name="T48">אינו </text:span><text:span text:style-name="T20">מגלה-אמת.</text:span></text:p>
      <text:p text:style-name="P8"/>
      <text:p text:style-name="P20"><text:soft-page-break/>* שאלה <text:span text:style-name="T72">4</text:span>: <text:span text:style-name="T7">מכרזי פירסום - איכות המודעה</text:span><text:span text:style-name="T18"> (הקורס של טים, תרגילים 32, 34)</text:span></text:p>
      <text:p text:style-name="P4">בשיעור הנחנו<text:span text:style-name="T51">,</text:span> <text:span text:style-name="T51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5"><text:span text:style-name="T52">א. </text:span>נניח <text:span text:style-name="T53">שלכל </text:span>מודעה <text:span text:style-name="T4">j</text:span> יש מקדם איכות <text:span text:style-name="T4">q</text:span><text:span text:style-name="T55">j</text:span><text:span text:style-name="T54">, <text:s/></text:span><text:span text:style-name="T60">והסתברות ההקלקה </text:span><text:span text:style-name="T61">כש</text:span><text:span text:style-name="T60">שמים אותה במקום </text:span><text:span text:style-name="T62">k</text:span><text:span text:style-name="T60"> היא:</text:span></text:p>
      <text:p text:style-name="P15"><text:span text:style-name="T60">r</text:span><text:span text:style-name="T57">j,</text:span><text:span text:style-name="T54">k</text:span><text:span text:style-name="T58"> </text:span><text:span text:style-name="T63"><text:s/>= </text:span><text:span text:style-name="T60">r</text:span><text:span text:style-name="T54">k</text:span><text:span text:style-name="T60">*q</text:span><text:span text:style-name="T54">j</text:span></text:p>
      <text:p text:style-name="P28">תארו אלגוריתם המשבץ מודעות למיקומים וממקסם את סכום הערכים. <text:span text:style-name="T70">הוכיחו את נכונות האלגוריתם.</text:span></text:p>
      <text:p text:style-name="P33"><text:span text:style-name="T52">ב. נניח שלכל מודעה </text:span><text:span text:style-name="T6">j</text:span><text:span text:style-name="T52"> ומיקום </text:span><text:span text:style-name="T6">k</text:span><text:span text:style-name="T52"> יש הסתברות הקלקה כללית (לא דווקא ליניארית): <text:s text:c="5"/></text:span><text:span text:style-name="T62">r</text:span><text:span text:style-name="T56">j,</text:span><text:span text:style-name="T55">k</text:span></text:p>
      <text:p text:style-name="P37"><text:span text:style-name="T64">ב </text:span><text:span text:style-name="T60">[מתוקן]</text:span><text:span text:style-name="T64">. </text:span><text:span text:style-name="T60">נניח שהסתברות ההקלקה של מודעה נתונה על-ידי פונקציה לא-ליניארית כלשהי:</text:span></text:p>
      <text:p text:style-name="P38"><text:span text:style-name="T60">r</text:span><text:span text:style-name="T57">j,</text:span><text:span text:style-name="T54">k</text:span><text:span text:style-name="T58"> </text:span><text:span text:style-name="T63"><text:s/>= </text:span><text:span text:style-name="T69">f(</text:span><text:span text:style-name="T60">r</text:span><text:span text:style-name="T54">k,</text:span><text:span text:style-name="T60">q</text:span><text:span text:style-name="T54">j</text:span><text:span text:style-name="T69">)</text:span></text:p>
      <text:p text:style-name="P36"><text:span text:style-name="T64">הראו דוגמה </text:span><text:span text:style-name="T60">לפונקציה </text:span><text:span text:style-name="T68">f כלשהי, </text:span><text:span text:style-name="T64">שבה </text:span><text:span text:style-name="T65">האלגוריתם </text:span><text:span text:style-name="T66">מסעיף א </text:span><text:span text:style-name="T65">לא עובד </text:span><text:span text:style-name="T64">(</text:span><text:span text:style-name="T65">לא מוצא שיבוץ הממקסם את סכום הערכים</text:span><text:span text:style-name="T64">).</text:span></text:p>
      <text:p text:style-name="P31"/>
      <text:p text:style-name="P14"/>
      <text:p text:style-name="P19">שאלה<text:span text:style-name="T1"> 5</text:span>: <text:span text:style-name="T12">אלגוריתם </text:span><text:span text:style-name="T37">מגלה-אמת </text:span><text:span text:style-name="T12">להקצאת מעונות לסטודנטים</text:span></text:p>
      <text:p text:style-name="P10">משרד המעונות של האוניברסיטה מקצה מעונות לסטודנטים בעזרת האלגוריתם הבא:</text:p>
      <text:list xml:id="list1847069677" text:style-name="L1">
        <text:list-item>
          <text:p text:style-name="P34">כל סטודנט רושם את שלושת סוגי המעונות שהוא הכי רוצה, לפי הסדר.</text:p>
        </text:list-item>
        <text:list-item>
          <text:p text:style-name="P34">המשרד מסדר את הסטודנטים לפי סדר עדיפות כלשהו (ותק, ציונים וכד').</text:p>
        </text:list-item>
        <text:list-item>
          <text:p text:style-name="P35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10">א. הוכיחו <text:span text:style-name="T10">שהאלגוריתם </text:span>אינו מגלה-אמת.</text:p>
      <text:p text:style-name="P10">ב. הוכיחו, שגם אם כל הסטודנטים מדווחים את ההעדפות האמיתיות שלהם, <text:span text:style-name="T11">האלגוריתם</text:span> אינו יעיל פארטו.</text:p>
      <text:p text:style-name="P11"><text:span text:style-name="T38">ג. הציעו שיפור קטן </text:span><text:span text:style-name="T10">לאלגוריתם</text:span><text:span text:style-name="T38">, שיהפוך אותו </text:span><text:span text:style-name="T21">ל</text:span><text:span text:style-name="T20">מגלה-אמת</text:span><text:span text:style-name="T38"> וגם יעיל פארטו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24T15:31:45.157000000</dc:date>
    <meta:editing-duration>P11DT19H24M49S</meta:editing-duration>
    <meta:editing-cycles>1372</meta:editing-cycles>
    <meta:document-statistic meta:table-count="0" meta:image-count="0" meta:object-count="0" meta:page-count="2" meta:paragraph-count="36" meta:word-count="458" meta:character-count="2808" meta:non-whitespace-character-count="2373"/>
  </office:meta>
</office:document-meta>
</file>